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7"/>
        </table:table-row>
        <table:table-row table:style-name="ro1" table:number-rows-repeated="104800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peru.L540:peru.P5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06:22.318221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2T18:14:47.693372994</dc:date>
    <dc:creator>Jesus Castagnetto</dc:creator>
    <meta:editing-duration>PT9H31M21S</meta:editing-duration>
    <meta:editing-cycles>50</meta:editing-cycles>
    <meta:generator>LibreOffice/6.4.2.2$Linux_X86_64 LibreOffice_project/40$Build-2</meta:generator>
    <meta:document-statistic meta:table-count="1" meta:cell-count="3339" meta:object-count="0"/>
  </office:meta>
</office:document-meta>
</file>